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erif" svg:font-family="'DejaVu Serif'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DejaVu Serif1" svg:font-family="'DejaVu Serif'" style:font-family-generic="roman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style:font-name="DejaVu Serif1"/>
    </style:style>
    <style:style style:name="P3" style:family="paragraph" style:parent-style-name="Text_20_body">
      <style:text-properties fo:color="#ff0000" style:font-name="DejaVu Sans Mono1"/>
    </style:style>
    <style:style style:name="T1" style:family="text">
      <style:text-properties style:font-name="DejaVu Sans Mono"/>
    </style:style>
    <style:style style:name="T2" style:family="text">
      <style:text-properties fo:background-color="#000000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ommer les fichiers correctement (en ASCII)</text:h>
      <text:p text:style-name="Text_20_body">Cela consiste à respecter deux choses :</text:p>
      <text:list text:style-name="L1">
        <text:list-item>
          <text:p text:style-name="P1">Utiliser uniquement des caractères dits « imprimables » du codage ASCII</text:p>
        </text:list-item>
        <text:list-item>
          <text:p text:style-name="P1">Utiliser uniquement des caractères autorisés sous UNIX et Windows, c'est à dire qu'on ne peut pas utiliser : <text:s/><text:span text:style-name="T1">\ / : * ? " &lt; &gt; |</text:span></text:p>
        </text:list-item>
      </text:list>
      <text:p text:style-name="P2">La table des caractères autorisés est donc :</text:p>
      <text:p text:style-name="P3">30 40 50 60 70 80 90 100 110 120</text:p>
      <text:p text:style-name="P3">---------------------------------</text:p>
      <text:p text:style-name="P3">0: <text:s text:c="3"/><text:span text:style-name="T2">(</text:span> <text:s/><text:span text:style-name="T2">2</text:span> <text:s text:c="4"/><text:span text:style-name="T2">F</text:span> <text:s/><text:span text:style-name="T2">P</text:span> <text:s/><text:span text:style-name="T2">Z</text:span> <text:s/><text:span text:style-name="T2">d</text:span> <text:s text:c="2"/><text:span text:style-name="T2">n</text:span> <text:s text:c="2"/><text:span text:style-name="T2">x</text:span></text:p>
      <text:p text:style-name="P3">1: <text:s text:c="3"/><text:span text:style-name="T2">)</text:span> <text:s/><text:span text:style-name="T2">3</text:span> <text:s/><text:span text:style-name="T2">=</text:span> <text:s/><text:span text:style-name="T2">G</text:span> <text:s/><text:span text:style-name="T2">Q</text:span> <text:s/><text:span text:style-name="T2">[</text:span> <text:s/><text:span text:style-name="T2">e</text:span> <text:s text:c="2"/><text:span text:style-name="T2">o</text:span> <text:s text:c="2"/><text:span text:style-name="T2">y</text:span></text:p>
      <text:p text:style-name="P3">2: <text:span text:style-name="T2"><text:s/></text:span><text:s text:c="5"/><text:span text:style-name="T2">4</text:span> <text:s text:c="4"/><text:span text:style-name="T2">H</text:span> <text:s/><text:span text:style-name="T2">R</text:span> <text:s text:c="4"/><text:span text:style-name="T2">f</text:span> <text:s text:c="2"/><text:span text:style-name="T2">p</text:span> <text:s text:c="2"/><text:span text:style-name="T2">z</text:span></text:p>
      <text:p text:style-name="P3">3: <text:span text:style-name="T2">!</text:span> <text:s/><text:span text:style-name="T2">+</text:span> <text:s/><text:span text:style-name="T2">5</text:span> <text:s text:c="4"/><text:span text:style-name="T2">I</text:span> <text:s/><text:span text:style-name="T2">S</text:span> <text:s/><text:span text:style-name="T2">]</text:span> <text:s/><text:span text:style-name="T2">g</text:span> <text:s text:c="2"/><text:span text:style-name="T2">q</text:span> <text:s text:c="2"/><text:span text:style-name="T2">{</text:span></text:p>
      <text:p text:style-name="P3">4: <text:s text:c="3"/><text:span text:style-name="T2">,</text:span> <text:s/><text:span text:style-name="T2">6</text:span> <text:s/><text:span text:style-name="T2">@</text:span> <text:s/><text:span text:style-name="T2">J</text:span> <text:s/><text:span text:style-name="T2">T</text:span> <text:s/><text:span text:style-name="T2">^</text:span> <text:s/><text:span text:style-name="T2">h</text:span> <text:s text:c="2"/><text:span text:style-name="T2">r</text:span> <text:s text:c="3"/></text:p>
      <text:p text:style-name="P3">5: <text:span text:style-name="T2">#</text:span> <text:s/><text:span text:style-name="T2">-</text:span> <text:s/><text:span text:style-name="T2">7</text:span> <text:s/><text:span text:style-name="T2">A</text:span> <text:s/><text:span text:style-name="T2">K</text:span> <text:s/><text:span text:style-name="T2">U</text:span> <text:s/><text:span text:style-name="T2">_</text:span> <text:s/><text:span text:style-name="T2">i</text:span> <text:s text:c="2"/><text:span text:style-name="T2">s</text:span> <text:s text:c="2"/><text:span text:style-name="T2">}</text:span></text:p>
      <text:p text:style-name="P3">6: <text:span text:style-name="T2">$</text:span> <text:s/><text:span text:style-name="T2">.</text:span> <text:s/><text:span text:style-name="T2">8</text:span> <text:s/><text:span text:style-name="T2">B</text:span> <text:s/><text:span text:style-name="T2">L</text:span> <text:s/><text:span text:style-name="T2">V</text:span> <text:s/><text:span text:style-name="T2">`</text:span> <text:s/><text:span text:style-name="T2">j</text:span> <text:s text:c="2"/><text:span text:style-name="T2">t</text:span> <text:s text:c="2"/><text:span text:style-name="T2">~</text:span></text:p>
      <text:p text:style-name="P3">7: <text:span text:style-name="T2">%</text:span> <text:s text:c="4"/><text:span text:style-name="T2">9</text:span> <text:s/><text:span text:style-name="T2">C</text:span> <text:s/><text:span text:style-name="T2">M</text:span> <text:s/><text:span text:style-name="T2">W</text:span> <text:s/><text:span text:style-name="T2">a</text:span> <text:s/><text:span text:style-name="T2">k</text:span> <text:s text:c="2"/><text:span text:style-name="T2">u</text:span> <text:s/></text:p>
      <text:p text:style-name="P3">8: <text:span text:style-name="T2">&amp;</text:span> <text:s/><text:span text:style-name="T2">0</text:span> <text:s text:c="4"/><text:span text:style-name="T2">D</text:span> <text:s/><text:span text:style-name="T2">N</text:span> <text:s/><text:span text:style-name="T2">X</text:span> <text:s/><text:span text:style-name="T2">b</text:span> <text:s/><text:span text:style-name="T2">l</text:span> <text:s text:c="2"/><text:span text:style-name="T2">v</text:span></text:p>
      <text:p text:style-name="P3">9: <text:span text:style-name="T2">'</text:span> <text:s/><text:span text:style-name="T2">1</text:span> <text:s/><text:span text:style-name="T2">;</text:span> <text:s/><text:span text:style-name="T2">E</text:span> <text:s/><text:span text:style-name="T2">O</text:span> <text:s/><text:span text:style-name="T2">Y</text:span> <text:s/><text:span text:style-name="T2">c</text:span> <text:s/><text:span text:style-name="T2">m</text:span> <text:s text:c="2"/><text:span text:style-name="T2">w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erif" svg:font-family="'DejaVu Serif'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DejaVu Serif1" svg:font-family="'DejaVu Serif'" style:font-family-generic="roman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erif" fo:font-size="14pt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DejaVu Seri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erif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Gabriel Champeimont</meta:initial-creator>
    <meta:creation-date>2007-12-29T21:44:18</meta:creation-date>
    <dc:creator>Raphael Champeimont</dc:creator>
    <dc:date>2008-08-31T19:36:35</dc:date>
    <dc:language>fr-FR</dc:language>
    <meta:editing-cycles>14</meta:editing-cycles>
    <meta:editing-duration>PT19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127" meta:character-count="709"/>
  </office:meta>
</office:document-meta>
</file>